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IncludePipe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IncludePipe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Pipe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Pipe.isEvaluatingCont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Pipe.get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IncludeTransformer.setup( SourceResolver resolver , Map objectModel , String source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IncludeTransform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Pipe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IncludeTransformer.set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Pipe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Pipe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Pipe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Pipe.endElement( String uri , String name , String raw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IncludePipe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Pipe.setParent( XIncludePip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Pipe.getX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Pipe.setDocumentLocator( Locator loca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Include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Pipe.ignorableWhitespace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Pipe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Pipe.init( String uri , String xpo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Pipe.characters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Pipe.processXIncludeElement( String href , String parse , String xpointer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21">
            <text:p text:style-name="Table_20_Contents">121</text:p>
          </table:table-cell>
        </table:table-row>
        <table:table-row>
          <table:table-cell office:value-type="string">
            <text:p text:style-name="Table_20_Contents">XInclude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IncludePipe.comment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Transformer.setLexicalHandler( Lexica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Pipe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Pipe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IncludePipe.isLoopInclusion( String uri , String xpoint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IncludePipe.startElement( String uri , String name , String raw , Attributes att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